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79f" officeooo:paragraph-rsid="001e27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udy Git with Luc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3T13:43:12.582712948</meta:creation-date>
    <dc:date>2023-06-03T13:43:38.706607213</dc:date>
    <meta:editing-duration>PT29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  <meta:generator>LibreOffice/6.4.7.2$Linux_X86_64 LibreOffice_project/40$Build-2</meta:generator>
  </office:meta>
</office:document-meta>
</file>